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166.9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3.48mm" fo:break-before="auto" style:use-optimal-row-height="false"/>
    </style:style>
    <style:style style:name="ro7" style:family="table-row">
      <style:table-row-properties style:row-height="17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MunchkinNot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Продолжен 11.0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Начиная с этого числа все замечания должны отражаться в h-файле, прикреплённом к проекту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17.04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На Винде почему-то работал не стабильно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8.07</text:p>
          </table:table-cell>
          <table:table-cell office:value-type="string" calcext:value-type="string">
            <text:p>Продолжен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T_Notes" table:style-name="ta1">
        <table:table-column table:style-name="co4" table:default-cell-style-name="ce5"/>
        <table:table-column table:style-name="co5" table:default-cell-style-name="ce5"/>
        <table:table-column table:style-name="co3" table:number-columns-repeated="1022" table:default-cell-style-name="ce5"/>
        <table:table-row table:style-name="ro5">
          <table:table-cell office:value-type="string" calcext:value-type="string">
            <text:p>18.07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How to update GUI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<text:a xlink:href="https://stackoverflow.com/questions/4382652/qt-designer-does-not-update-the-gui" xlink:type="simple">https://stackoverflow.com/questions/4382652/qt-designer-does-not-update-the-gui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Решение: удалять изменённые файлы и запускать сборку — он должен их достроить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При переименовании форм QT не меняет include“ов. Их так же требуется заменить.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 style:data-style-name="N2" text:time-value="18:33:23.1245353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32:04.217147823</meta:creation-date>
    <meta:generator>LibreOffice/5.1.6.2$Linux_X86_64 LibreOffice_project/10m0$Build-2</meta:generator>
    <dc:date>2018-07-18T18:40:39.877729995</dc:date>
    <meta:editing-duration>P1DT7H38M10S</meta:editing-duration>
    <meta:editing-cycles>5</meta:editing-cycles>
    <meta:document-statistic meta:table-count="2" meta:cell-count="11" meta:object-count="0"/>
  </office:meta>
</office:document-meta>
</file>